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Similarly, working Numerology does not count as a “fate-altering act” in terms of making it easier for Sidereals to find the character in the Loom of Fate—it <text:span text:style-name="T1">may</text:span><text:span text:style-name="T2"> alter Fate, but stitches up the results sufficiently well to avoid notice.</text:span>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169282471"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p text:style-name="Text_20_body">A character can sustain at most (Essence) concurrent Numerology effects. <text:s/>An effect is not considered to have ended until its balance has been paid off.</text:p>
        <text:p text:style-name="TODO">(TODO: insert ref re balance)</text:p>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 <text:s/>Points are spent as described in the following sections.</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text:soft-page-break/>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Range</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Any Attribute, Ability or Virtue may be modified, though the costs vary depending on the character’s Division. <text:s/>None may be raised above 5; Abilities cannot be lowered below 0, Attributes and Virtues below 1.</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703500193"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A poison may be rendered temporarily harmless through Numerology, but its effects will be applied when the Numerology ends, unless it has been expelled from the victim’s system.</text:p>
        <text:p text:style-name="Text_20_body">They can also affect a target’s penalties with regard to low visibility situations. <text:s/>The aspects which can be changed are:</text:p>
        <text:list xml:id="list523266006"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text:span><text:soft-page-break/><text:span text:style-name="T2">cost for other characters subsequently applying Numerology to a target with greater Essence.</text:span></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n individual has, causing him or her to temporarily forget one, or gain one or gain one of the character’s choice, as long as it does not strongly conflict with an existing Intimacy.</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633732436"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except bureaucracies, which are favored by the 5th Division).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text:p>
        <text:p text:style-name="Text_20_body">They may adjust the number of Intimacies (Policies) a social unit has, causing them to temporarily forget one, or gain one of the character’s choice, as long as it does not strongly conflict with an existing Policy. <text:s/>They can also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817150438" text:continue-numbering="true" text:style-name="List_20_1">
          <text:list-item>
            <text:p text:style-name="P3">Damaged/Destroyed health levels, to half or double their original rating.</text:p>
          </text:list-item>
          <text:list-item>
            <text:p text:style-name="P3">Soak (and therefore Hardness), again halved or doubled in each category—meaning objects will <text:soft-page-break/>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529971538"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p text:style-name="TODO">[TODO: Maybe give this Division more once Masters of Jade comes out.]</text:p>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309954047"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797328013"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text:soft-page-break/>an Attribute or Ability, those cases will be rare.</text:p>
        <text:p text:style-name="Text_20_body">A single target cannot be the subject of more than one Numerological effect from the same character at the same time (nor, indeed, until the Balance effects have played out). <text:s/>Effects from different characters may stack, but a single trait or other factor cannot be altered by more than one concurrent Numerology effect. <text:s/>For example, a target can be forced to gain or lose at most one Intimacy through Numerology, no matter how many Discordians gang up on hi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2-02-01T17:57:23</dc:date>
    <meta:editing-duration>PT2H18M3S</meta:editing-duration>
    <meta:editing-cycles>17</meta:editing-cycles>
    <meta:generator>OpenOffice.org/3.3$Unix OpenOffice.org_project/330m20$Build-9567</meta:generator>
    <dc:creator>Hugh Greene</dc:creator>
    <meta:document-statistic meta:table-count="2" meta:image-count="1" meta:object-count="0" meta:page-count="5" meta:paragraph-count="130" meta:word-count="3285" meta:character-count="1917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